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  <style:style style:name="T43" style:family="text">
      <style:text-properties officeooo:rsid="003763cf"/>
    </style:style>
    <style:style style:name="T44" style:family="text">
      <style:text-properties officeooo:rsid="0037fd25"/>
    </style:style>
    <style:style style:name="T45" style:family="text">
      <style:text-properties officeooo:rsid="003b0cfa"/>
    </style:style>
    <style:style style:name="T46" style:family="text">
      <style:text-properties officeooo:rsid="003da9bb"/>
    </style:style>
    <style:style style:name="T47" style:family="text">
      <style:text-properties officeooo:rsid="003f0f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 </text:span><text:span text:style-name="T44">и не небесно голубая какая нибудь)</text:span><text:span text:style-name="T18">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. </text:span><text:span text:style-name="T41">А дела со стандартной реализацией обстоят </text:span><text:span text:style-name="T42">так же,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</text:span><text:span text:style-name="T47">в </text:span><text:span text:style-name="T35">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</text:span><text:span text:style-name="T43">остается надеется что</text:span><text:span text:style-name="T23">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</text:span><text:span text:style-name="T43">я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, </text:span><text:span text:style-name="T43">про нее уже можно и забыть</text:span><text:span text:style-name="T24">. И получается что вся суть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46">например </text:span><text:span text:style-name="T35">тот же openOCD JTAG, который любили запускать через микро</text:span><text:span text:style-name="T45">cхему</text:span><text:span text:style-name="T34"> FTDI</text:span><text:span text:style-name="T1">. </text:span><text:span text:style-name="T39">Вот так выглядит плата, не слишком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6-21T17:23:32.184222930</dc:date>
    <meta:editing-duration>PT2H59M46S</meta:editing-duration>
    <meta:editing-cycles>28</meta:editing-cycles>
    <meta:generator>LibreOffice/7.1.3.2$Linux_X86_64 LibreOffice_project/10$Build-2</meta:generator>
    <meta:document-statistic meta:table-count="0" meta:image-count="0" meta:object-count="0" meta:page-count="1" meta:paragraph-count="4" meta:word-count="482" meta:character-count="3030" meta:non-whitespace-character-count="2552"/>
  </office:meta>
</office:document-meta>
</file>